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paragraph-rsid="001eb7b7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4752in"/>
          <style:tab-stop style:position="0.9835in"/>
          <style:tab-stop style:position="1.4835in"/>
        </style:tab-stops>
      </style:paragraph-properties>
      <style:text-properties fo:font-weight="normal" officeooo:paragraph-rsid="001eb7b7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1eb7b7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paragraph-rsid="0022a6a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weight="normal" officeooo:rsid="0015bb9a" officeooo:paragraph-rsid="001a59a4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weight="normal" officeooo:rsid="0020d881" officeooo:paragraph-rsid="0020d881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officeooo:rsid="0020d881" officeooo:paragraph-rsid="0020d881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>
        <style:tab-stops>
          <style:tab-stop style:position="0.5252in"/>
          <style:tab-stop style:position="1.0083in"/>
          <style:tab-stop style:position="1.5in"/>
        </style:tab-stops>
      </style:paragraph-properties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normal" officeooo:paragraph-rsid="0022a6ae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Arial1" fo:font-size="10pt" officeooo:paragraph-rsid="001a59a4" style:font-size-asian="10pt" style:font-size-complex="10pt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8c08e" style:text-blinking="false" fo:background-color="transparent" loext:char-shading-value="0"/>
    </style:style>
    <style:style style:name="T3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a59a4" style:text-blinking="false" fo:background-color="transparent" loext:char-shading-value="0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621ba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f7958" style:text-blinking="false" fo:background-color="transparent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0d881" style:text-blinking="false" fo:background-color="transparent" loext:char-shading-value="0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15252" style:text-blinking="false" fo:background-color="transparent" loext:char-shading-value="0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224622" style:text-blinking="false" fo:background-color="transparent" loext:char-shading-value="0"/>
    </style:style>
    <style:style style:name="T9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officeooo:rsid="001c47bf" style:text-blinking="false" fo:background-color="transparent" loext:char-shading-value="0"/>
    </style:style>
    <style:style style:name="T10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officeooo:rsid="001621ba" style:text-blinking="false" fo:background-color="transparent" loext:char-shading-value="0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Arial" fo:font-size="10pt" fo:font-style="normal" style:text-underline-style="none" fo:font-weight="bold" officeooo:rsid="0020d881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333333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947c" style:font-weight-asian="bold" style:font-weight-complex="bold"/>
    </style:style>
    <style:style style:name="T17" style:family="text">
      <style:text-properties officeooo:rsid="0024947c"/>
    </style:style>
    <style:style style:name="T18" style:family="text">
      <style:text-properties style:font-name="Courier New1"/>
    </style:style>
    <style:style style:name="T19" style:family="text">
      <style:text-properties style:font-name="Courier New1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2022-03-12 (Sat)<text:line-break/><text:line-break/>Lift Self-Correcting logic to prevent the Lift arms from slowly creeping upward during the match.<text:line-break/>In ClimberSubsystem constructor<text:line-break/><text:tab/>Reset Climber encoders on Falcon motors. (talonFX.encoder.reset)<text:line-break/><text:tab/>Initialize self-Correction variables (init values)<text:line-break/><text:tab/><text:tab/><text:span text:style-name="T15">min</text:span><text:span text:style-name="T16">Value</text:span> = 0 <text:line-break/><text:tab/><text:tab/><text:span text:style-name="T15">maxValue</text:span> = 14900<text:line-break/><text:tab/><text:tab/><text:span text:style-name="T15">safetyOffset</text:span> = 3506<text:line-break/><text:tab/><text:tab/><text:span text:style-name="T15">midValue</text:span> = (maxEncoder + minEncoder)/2 <text:s/>(value=7450)<text:line-break/><text:tab/><text:tab/><text:span text:style-name="T15">selfCorrection</text:span> = true // self-correction flag<text:line-break/>In Robot.teleOpInit<text:line-break/><text:tab/>Go back to init Values<text:line-break/>While Robot is running (teleOp mode)<text:line-break/><text:tab/>In Climber subsystem<text:line-break/><text:tab/>If (<text:span text:style-name="T15">selfCorrection</text:span>==true)<text:line-break/><text:tab/><text:span text:style-name="T17">get</text:span> <text:span text:style-name="T15">encoder</text:span><text:span text:style-name="T16">V</text:span><text:span text:style-name="T15">alue</text:span> <text:span text:style-name="T17">using </text:span><text:span text:style-name="T19">talonFX.getSensorCollection.getIntegratedSensorAbsolutePosition</text:span><text:line-break/><text:tab/>When <text:span text:style-name="T15">encoderValue</text:span> is &gt; (<text:span text:style-name="T15">maxValue</text:span> - <text:span text:style-name="T15">safetyOffset</text:span>)<text:line-break/><text:tab/><text:tab/>Lower Arm to <text:span text:style-name="T15">midValue</text:span><text:line-break/><text:tab/>If climberButtonPressed Then disable SelfCorrection<text:line-break/><text:tab/><text:tab/><text:span text:style-name="T15">selfCorrection</text:span> = false<text:line-break/><text:line-break/>Disable SelfCorrection (override) by pressing <text:span text:style-name="T15">Start</text:span> button <text:s/>(to start using the Lift manually)<text:line-break/>Re-Enable SelfCorrection by pressing <text:span text:style-name="T15">Back</text:span> button <text:s/>(re-enable SelfCorrection, stop using the Lift manually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17:05:38.997000000</dc:date>
    <meta:editing-duration>PT14M39S</meta:editing-duration>
    <meta:editing-cycles>20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120" meta:character-count="998" meta:non-whitespace-character-count="851"/>
  </office:meta>
</office:document-meta>
</file>